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RequestUpgradeStrategy.upgrade( ServerHttpRequest request , ServerHttpResponse response , @ Nullable String selectedProtocol , List &lt; WebSocketExtension &gt; selectedExtensions , @ Nullable Principal user , WebSocketHandler handler , Map &lt; String , Object &gt;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ettyRequestUpgradeStrategy.getSupportedExtensions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RequestUpgradeStrategy.getSupported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